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b9ba" officeooo:paragraph-rsid="0005b9ba"/>
    </style:style>
    <style:style style:name="P2" style:family="paragraph" style:parent-style-name="Standard">
      <style:text-properties officeooo:rsid="0005b9ba" officeooo:paragraph-rsid="00097aa3"/>
    </style:style>
    <style:style style:name="P3" style:family="paragraph" style:parent-style-name="Standard">
      <style:text-properties fo:font-weight="bold" officeooo:rsid="000d0b42" officeooo:paragraph-rsid="000d0b42" style:font-weight-asian="bold" style:font-weight-complex="bold"/>
    </style:style>
    <style:style style:name="P4" style:family="paragraph" style:parent-style-name="Standard" style:list-style-name="L1">
      <style:text-properties officeooo:paragraph-rsid="00097aa3"/>
    </style:style>
    <style:style style:name="P5" style:family="paragraph" style:parent-style-name="Standard" style:list-style-name="L2">
      <style:text-properties officeooo:paragraph-rsid="0005b9ba"/>
    </style:style>
    <style:style style:name="P6" style:family="paragraph" style:parent-style-name="Standard" style:list-style-name="L3">
      <style:text-properties officeooo:rsid="0005b9ba" officeooo:paragraph-rsid="0005b9ba"/>
    </style:style>
    <style:style style:name="P7" style:family="paragraph" style:parent-style-name="Standard" style:list-style-name="L3">
      <style:text-properties officeooo:rsid="0005b9ba" officeooo:paragraph-rsid="00097aa3"/>
    </style:style>
    <style:style style:name="P8" style:family="paragraph" style:parent-style-name="Standard" style:list-style-name="L3">
      <style:text-properties officeooo:rsid="0005b9ba" officeooo:paragraph-rsid="0007069b"/>
    </style:style>
    <style:style style:name="P9" style:family="paragraph" style:parent-style-name="Standard" style:list-style-name="L3">
      <style:text-properties officeooo:rsid="0005b9ba" officeooo:paragraph-rsid="0008d14f"/>
    </style:style>
    <style:style style:name="P10" style:family="paragraph" style:parent-style-name="Standard" style:list-style-name="L4">
      <style:text-properties officeooo:rsid="000ff5b3" officeooo:paragraph-rsid="000ff5b3"/>
    </style:style>
    <style:style style:name="P1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05b9ba"/>
    </style:style>
    <style:style style:name="T2" style:family="text">
      <style:text-properties officeooo:rsid="000ff5b3"/>
    </style:style>
    <style:style style:name="T3" style:family="text">
      <style:text-properties officeooo:rsid="0012f42f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illa de verificación 1" form:control-implementation="ooo:com.sun.star.form.component.CheckBox" xml:id="control1" form:id="control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2" form:control-implementation="ooo:com.sun.star.form.component.CheckBox" xml:id="control2" form:id="control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3" form:control-implementation="ooo:com.sun.star.form.component.CheckBox" xml:id="control3" form:id="control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4" form:control-implementation="ooo:com.sun.star.form.component.CheckBox" xml:id="control4" form:id="control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5" form:control-implementation="ooo:com.sun.star.form.component.CheckBox" xml:id="control5" form:id="control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6" form:control-implementation="ooo:com.sun.star.form.component.CheckBox" xml:id="control6" form:id="control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7" form:control-implementation="ooo:com.sun.star.form.component.CheckBox" xml:id="control7" form:id="control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8" form:control-implementation="ooo:com.sun.star.form.component.CheckBox" xml:id="control8" form:id="control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illa de verificación 9" form:control-implementation="ooo:com.sun.star.form.component.CheckBox" xml:id="control9" form:id="control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rcad con un check los requisitos que hayáis cumplido en esta fase de la práctica. <text:s/>Tened en cuenta que debéis cumplir todos antes de realizar la entrega de la fase.</text:p>
      <text:p text:style-name="P3"/>
      <text:list xml:id="list1073138801394439983" text:style-name="L1">
        <text:list-item>
          <text:p text:style-name="P4"><text:span text:style-name="T1">Hemos incluido un índice y hemos revisado que en él aparecen las mismas secciones que en el documento, así como el número de página donde se encuentra cada una de ellas. </text:span><text:span text:style-name="T1"><draw:control text:anchor-type="as-char" draw:z-index="0" draw:style-name="gr1" draw:text-style-name="P11" svg:width="0.514cm" svg:height="0.53cm" draw:control="control1"/></text:span></text:p>
        </text:list-item>
      </text:list>
      <text:p text:style-name="P1"/>
      <text:list xml:id="list8561537768463117127" text:style-name="L2">
        <text:list-item>
          <text:p text:style-name="P5"><text:span text:style-name="T1">Hemos incluido en la memoria todas las secciones que aparecen en el ejemplo de documentación. </text:span><text:span text:style-name="T1"><draw:control text:anchor-type="as-char" draw:z-index="1" draw:style-name="gr1" draw:text-style-name="P11" svg:width="0.578cm" svg:height="0.468cm" draw:control="control2"/></text:span></text:p>
        </text:list-item>
      </text:list>
      <text:p text:style-name="P1"/>
      <text:list xml:id="list1198284136405857169" text:style-name="L3">
        <text:list-item>
          <text:p text:style-name="P6">Hemos revisado la gramática y la ortografía de la memoria. <draw:control text:anchor-type="as-char" draw:z-index="2" draw:style-name="gr1" draw:text-style-name="P11" svg:width="0.683cm" svg:height="0.779cm" draw:control="control3"/></text:p>
          <text:p text:style-name="P6"/>
        </text:list-item>
        <text:list-item>
          <text:p text:style-name="P7">Hemos presentado un diagrama de clases, con los nombres de las clases , <text:span text:style-name="T3">sus atributos </text:span>y sus métodos, indicando para cada uno de ellos sus parámetros y si son públicos o no. <draw:control text:anchor-type="as-char" draw:z-index="3" draw:style-name="gr1" draw:text-style-name="P11" svg:width="0.683cm" svg:height="0.779cm" draw:control="control4"/></text:p>
        </text:list-item>
      </text:list>
      <text:p text:style-name="P2"/>
      <text:list xml:id="list5385435147789166582" text:style-name="L4">
        <text:list-item>
          <text:p text:style-name="P10">Hemos presentado el diseño de los algoritmos tal y como aparece en la sección 4 del ejemplo de documentación. En concreto:</text:p>
        </text:list-item>
      </text:list>
      <text:list xml:id="list74057689458997" text:continue-list="list1198284136405857169" text:style-name="L3">
        <text:list-header>
          <text:p text:style-name="P8"/>
          <text:list>
            <text:list-item>
              <text:p text:style-name="P7">Hemos indicado la especificación (precondiciones y postcondiciones) de cada uno de los métodos principales. <draw:control text:anchor-type="as-char" draw:z-index="4" draw:style-name="gr1" draw:text-style-name="P11" svg:width="0.683cm" svg:height="0.779cm" draw:control="control5"/></text:p>
            </text:list-item>
          </text:list>
          <text:p text:style-name="P9"/>
          <text:list text:continue-numbering="true">
            <text:list-item>
              <text:p text:style-name="P7">Hemos listado los casos de prueba <text:span text:style-name="T2">que se han tenido en cuenta</text:span> para cada uno de los métodos. <draw:control text:anchor-type="as-char" draw:z-index="5" draw:style-name="gr1" draw:text-style-name="P11" svg:width="0.683cm" svg:height="0.779cm" draw:control="control6"/></text:p>
            </text:list-item>
          </text:list>
          <text:p text:style-name="P9"/>
          <text:list text:continue-numbering="true">
            <text:list-item>
              <text:p text:style-name="P7"><text:span text:style-name="T2">H</text:span>emos incluido una descripción del algoritmo y NO el trozo de código que lo implementa <text:span text:style-name="T2">(el código irá en la sección 5)</text:span>. <draw:control text:anchor-type="as-char" draw:z-index="6" draw:style-name="gr1" draw:text-style-name="P11" svg:width="0.683cm" svg:height="0.779cm" draw:control="control7"/></text:p>
            </text:list-item>
          </text:list>
          <text:p text:style-name="P9"/>
          <text:list text:continue-numbering="true">
            <text:list-item>
              <text:p text:style-name="P7">Hemos calculado de manera razonada el coste de cada uno de los métodos. Por ejemplo, si el coste es O(n*m), hemos indicado a qué hacen referencia la 'n' y la 'm'. <draw:control text:anchor-type="as-char" draw:z-index="7" draw:style-name="gr1" draw:text-style-name="P11" svg:width="0.683cm" svg:height="0.779cm" draw:control="control8"/></text:p>
            </text:list-item>
          </text:list>
          <text:p text:style-name="P9"/>
        </text:list-header>
        <text:list-item>
          <text:p text:style-name="P7">Hemos probado el código tanto con el fichero grande como con el pequeño. <draw:control text:anchor-type="as-char" draw:z-index="8" draw:style-name="gr1" draw:text-style-name="P11" svg:width="0.683cm" svg:height="0.779cm" draw:control="control9"/></text:p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8:05:58.353000000</meta:creation-date>
    <dc:date>2017-09-11T07:40:56.087000000</dc:date>
    <meta:editing-duration>PT49M21S</meta:editing-duration>
    <meta:editing-cycles>15</meta:editing-cycles>
    <meta:generator>LibreOffice/5.0.2.2$Windows_x86 LibreOffice_project/37b43f919e4de5eeaca9b9755ed688758a8251fe</meta:generator>
    <meta:document-statistic meta:table-count="0" meta:image-count="0" meta:object-count="0" meta:page-count="1" meta:paragraph-count="18" meta:word-count="254" meta:character-count="1357" meta:non-whitespace-character-count="1121"/>
  </office:meta>
</office:document-meta>
</file>